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2.5cm" loext:softedge-radius="0.635cm" loext:decorative="false"/>
    </style:style>
    <style:style style:name="gr2" style:family="graphic" style:parent-style-name="standard">
      <style:graphic-properties draw:stroke="none" svg:stroke-color="#000000" draw:fill="solid" draw:fill-color="#81d41a" draw:textarea-horizontal-align="center" draw:textarea-vertical-align="middle" draw:auto-grow-height="true" draw:auto-grow-width="false" fo:min-height="7.25cm" loext:softedge-radius="0.35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7.5cm" svg:x="4.5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8.25cm" svg:height="7.5cm" svg:x="7cm" svg:y="15cm">
          <draw:text-box>
            <text:p text:style-name="P1"><text:span text:style-name="T1">Softe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4-12-16T11:31:00.294306700</dc:date>
    <meta:editing-duration>PT2M38S</meta:editing-duration>
    <meta:editing-cycles>2</meta:editing-cycles>
    <meta:generator>LibreOfficeDev/25.8.0.0.alpha0$Windows_X86_64 LibreOffice_project/775f2e87233c2650ba8d97972bb0acadbfc3e0c8</meta:generator>
    <meta:document-statistic meta:object-count="2"/>
  </office:meta>
</office:document-meta>
</file>